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6ffff"/>
      <style:text-properties fo:color="#000000"/>
    </style:style>
  </office:automatic-styles>
  <office:body>
    <office:spreadsheet>
      <table:calculation-settings table:automatic-find-labels="false"/>
      <table:table table:name="Zona 1 Tx0x07" table:style-name="ta1">
        <table:table-column table:style-name="co1" table:default-cell-style-name="ce1"/>
        <table:table-column table:style-name="co2" table:number-columns-repeated="11" table:default-cell-style-name="Default"/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Comb. Beacons</text:p>
          </table:table-cell>
          <table:table-cell table:style-name="ce4" office:value-type="string" calcext:value-type="string">
            <text:p>7,8,9,10,11</text:p>
          </table:table-cell>
          <table:table-cell table:style-name="ce4" table:number-columns-repeated="10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K = 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 Global</text:p>
          </table:table-cell>
          <table:table-cell office:value-type="float" office:value="12.9697" calcext:value-type="float">
            <text:p>12.96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1"/>
        </table:table-row>
        <table:table-row table:style-name="ro1">
          <table:table-cell table:style-name="ce3" office:value-type="float" office:value="8.1851" calcext:value-type="float">
            <text:p>8.1851</text:p>
          </table:table-cell>
          <table:table-cell table:style-name="ce3" office:value-type="float" office:value="22.0374" calcext:value-type="float">
            <text:p>22.0374</text:p>
          </table:table-cell>
          <table:table-cell table:style-name="ce3" office:value-type="float" office:value="33.4211" calcext:value-type="float">
            <text:p>33.4211</text:p>
          </table:table-cell>
          <table:table-cell table:style-name="ce3" office:value-type="float" office:value="21.6066" calcext:value-type="float">
            <text:p>21.6066</text:p>
          </table:table-cell>
          <table:table-cell table:style-name="ce3" office:value-type="float" office:value="6.0209" calcext:value-type="float">
            <text:p>6.0209</text:p>
          </table:table-cell>
          <table:table-cell table:style-name="ce3" office:value-type="float" office:value="9.2551" calcext:value-type="float">
            <text:p>9.2551</text:p>
          </table:table-cell>
          <table:table-cell table:style-name="ce3" office:value-type="float" office:value="10.5405" calcext:value-type="float">
            <text:p>10.5405</text:p>
          </table:table-cell>
          <table:table-cell table:style-name="ce3" office:value-type="float" office:value="6.383" calcext:value-type="float">
            <text:p>6.383</text:p>
          </table:table-cell>
          <table:table-cell table:style-name="ce3" office:value-type="float" office:value="8.1349" calcext:value-type="float">
            <text:p>8.1349</text:p>
          </table:table-cell>
          <table:table-cell table:style-name="ce3" office:value-type="float" office:value="14.2145" calcext:value-type="float">
            <text:p>14.2145</text:p>
          </table:table-cell>
          <table:table-cell table:style-name="ce3" office:value-type="float" office:value="13.9535" calcext:value-type="float">
            <text:p>13.9535</text:p>
          </table:table-cell>
          <table:table-cell table:style-name="ce3" office:value-type="float" office:value="1.9608" calcext:value-type="float">
            <text:p>1.9608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K = 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 Global</text:p>
          </table:table-cell>
          <table:table-cell office:value-type="float" office:value="12.8283" calcext:value-type="float">
            <text:p>12.82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1"/>
        </table:table-row>
        <table:table-row table:style-name="ro1">
          <table:table-cell table:style-name="ce3" office:value-type="float" office:value="24.8252" calcext:value-type="float">
            <text:p>24.8252</text:p>
          </table:table-cell>
          <table:table-cell table:style-name="ce3" office:value-type="float" office:value="45.5142" calcext:value-type="float">
            <text:p>45.5142</text:p>
          </table:table-cell>
          <table:table-cell table:style-name="ce3" office:value-type="float" office:value="35.9494" calcext:value-type="float">
            <text:p>35.9494</text:p>
          </table:table-cell>
          <table:table-cell table:style-name="ce3" office:value-type="float" office:value="20.8589" calcext:value-type="float">
            <text:p>20.8589</text:p>
          </table:table-cell>
          <table:table-cell table:style-name="ce3" office:value-type="float" office:value="6.117" calcext:value-type="float">
            <text:p>6.117</text:p>
          </table:table-cell>
          <table:table-cell table:style-name="ce3" office:value-type="float" office:value="2.9279" calcext:value-type="float">
            <text:p>2.9279</text:p>
          </table:table-cell>
          <table:table-cell table:style-name="ce3" office:value-type="float" office:value="6.3291" calcext:value-type="float">
            <text:p>6.3291</text:p>
          </table:table-cell>
          <table:table-cell table:style-name="ce3" office:value-type="float" office:value="6.1125" calcext:value-type="float">
            <text:p>6.1125</text:p>
          </table:table-cell>
          <table:table-cell table:style-name="ce3" office:value-type="float" office:value="6.3395" calcext:value-type="float">
            <text:p>6.3395</text:p>
          </table:table-cell>
          <table:table-cell table:style-name="ce3" office:value-type="float" office:value="5.4632" calcext:value-type="float">
            <text:p>5.4632</text:p>
          </table:table-cell>
          <table:table-cell table:style-name="ce3" office:value-type="float" office:value="1.1494" calcext:value-type="float">
            <text:p>1.1494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K = 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 Global</text:p>
          </table:table-cell>
          <table:table-cell office:value-type="float" office:value="12.3232" calcext:value-type="float">
            <text:p>12.32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1"/>
        </table:table-row>
        <table:table-row table:style-name="ro1">
          <table:table-cell table:style-name="ce3" office:value-type="float" office:value="25.1773" calcext:value-type="float">
            <text:p>25.1773</text:p>
          </table:table-cell>
          <table:table-cell table:style-name="ce3" office:value-type="float" office:value="37.6106" calcext:value-type="float">
            <text:p>37.6106</text:p>
          </table:table-cell>
          <table:table-cell table:style-name="ce3" office:value-type="float" office:value="30.7895" calcext:value-type="float">
            <text:p>30.7895</text:p>
          </table:table-cell>
          <table:table-cell table:style-name="ce3" office:value-type="float" office:value="20.0608" calcext:value-type="float">
            <text:p>20.0608</text:p>
          </table:table-cell>
          <table:table-cell table:style-name="ce3" office:value-type="float" office:value="3.5264" calcext:value-type="float">
            <text:p>3.5264</text:p>
          </table:table-cell>
          <table:table-cell table:style-name="ce3" office:value-type="float" office:value="7.6253" calcext:value-type="float">
            <text:p>7.6253</text:p>
          </table:table-cell>
          <table:table-cell table:style-name="ce3" office:value-type="float" office:value="6.3492" calcext:value-type="float">
            <text:p>6.3492</text:p>
          </table:table-cell>
          <table:table-cell table:style-name="ce3" office:value-type="float" office:value="1.7544" calcext:value-type="float">
            <text:p>1.7544</text:p>
          </table:table-cell>
          <table:table-cell table:style-name="ce3" office:value-type="float" office:value="9.7967" calcext:value-type="float">
            <text:p>9.7967</text:p>
          </table:table-cell>
          <table:table-cell table:style-name="ce3" office:value-type="float" office:value="7.5724" calcext:value-type="float">
            <text:p>7.5724</text:p>
          </table:table-cell>
          <table:table-cell table:style-name="ce3" office:value-type="float" office:value="3.9666" calcext:value-type="float">
            <text:p>3.966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Comb. Beacons</text:p>
          </table:table-cell>
          <table:table-cell table:style-name="ce4" office:value-type="string" calcext:value-type="string">
            <text:p>8,9,10,11</text:p>
          </table:table-cell>
          <table:table-cell table:style-name="ce4" table:number-columns-repeated="10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K = 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 Global</text:p>
          </table:table-cell>
          <table:table-cell office:value-type="float" office:value="10.0606" calcext:value-type="float">
            <text:p>10.06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1"/>
        </table:table-row>
        <table:table-row table:style-name="ro1">
          <table:table-cell table:style-name="ce3" office:value-type="float" office:value="2.3569" calcext:value-type="float">
            <text:p>2.3569</text:p>
          </table:table-cell>
          <table:table-cell table:style-name="ce3" office:value-type="float" office:value="16.8831" calcext:value-type="float">
            <text:p>16.8831</text:p>
          </table:table-cell>
          <table:table-cell table:style-name="ce3" office:value-type="float" office:value="29.3556" calcext:value-type="float">
            <text:p>29.3556</text:p>
          </table:table-cell>
          <table:table-cell table:style-name="ce3" office:value-type="float" office:value="16.035" calcext:value-type="float">
            <text:p>16.035</text:p>
          </table:table-cell>
          <table:table-cell table:style-name="ce3" office:value-type="float" office:value="6.0367" calcext:value-type="float">
            <text:p>6.0367</text:p>
          </table:table-cell>
          <table:table-cell table:style-name="ce3" office:value-type="float" office:value="5.3398" calcext:value-type="float">
            <text:p>5.3398</text:p>
          </table:table-cell>
          <table:table-cell table:style-name="ce3" office:value-type="float" office:value="12.6005" calcext:value-type="float">
            <text:p>12.6005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10.9589" calcext:value-type="float">
            <text:p>10.9589</text:p>
          </table:table-cell>
          <table:table-cell table:style-name="ce3" office:value-type="float" office:value="6.422" calcext:value-type="float">
            <text:p>6.422</text:p>
          </table:table-cell>
          <table:table-cell table:style-name="ce3" office:value-type="float" office:value="9.6712" calcext:value-type="float">
            <text:p>9.6712</text:p>
          </table:table-cell>
          <table:table-cell table:style-name="ce3" office:value-type="float" office:value="0.2506" calcext:value-type="float">
            <text:p>0.2506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K = 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 Global</text:p>
          </table:table-cell>
          <table:table-cell office:value-type="float" office:value="10.1212" calcext:value-type="float">
            <text:p>10.12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1"/>
        </table:table-row>
        <table:table-row table:style-name="ro1">
          <table:table-cell table:style-name="ce3" office:value-type="float" office:value="18.9103" calcext:value-type="float">
            <text:p>18.9103</text:p>
          </table:table-cell>
          <table:table-cell table:style-name="ce3" office:value-type="float" office:value="36.8182" calcext:value-type="float">
            <text:p>36.8182</text:p>
          </table:table-cell>
          <table:table-cell table:style-name="ce3" office:value-type="float" office:value="27.5253" calcext:value-type="float">
            <text:p>27.5253</text:p>
          </table:table-cell>
          <table:table-cell table:style-name="ce3" office:value-type="float" office:value="20.7792" calcext:value-type="float">
            <text:p>20.7792</text:p>
          </table:table-cell>
          <table:table-cell table:style-name="ce3" office:value-type="float" office:value="6.0533" calcext:value-type="float">
            <text:p>6.0533</text:p>
          </table:table-cell>
          <table:table-cell table:style-name="ce3" office:value-type="float" office:value="1.8059" calcext:value-type="float">
            <text:p>1.8059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2.5641" calcext:value-type="float">
            <text:p>2.5641</text:p>
          </table:table-cell>
          <table:table-cell table:style-name="ce3" office:value-type="float" office:value="3.2587" calcext:value-type="float">
            <text:p>3.2587</text:p>
          </table:table-cell>
          <table:table-cell table:style-name="ce3" office:value-type="float" office:value="2.5761" calcext:value-type="float">
            <text:p>2.5761</text:p>
          </table:table-cell>
          <table:table-cell table:style-name="ce3" office:value-type="float" office:value="2.0921" calcext:value-type="float">
            <text:p>2.0921</text:p>
          </table:table-cell>
          <table:table-cell table:style-name="ce3" office:value-type="float" office:value="9.685" calcext:value-type="float">
            <text:p>9.68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K = 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 Global</text:p>
          </table:table-cell>
          <table:table-cell office:value-type="float" office:value="9.798" calcext:value-type="float">
            <text:p>9.7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1"/>
        </table:table-row>
        <table:table-row table:style-name="ro1">
          <table:table-cell table:style-name="ce3" office:value-type="float" office:value="14.3813" calcext:value-type="float">
            <text:p>14.3813</text:p>
          </table:table-cell>
          <table:table-cell table:style-name="ce3" office:value-type="float" office:value="33.5601" calcext:value-type="float">
            <text:p>33.5601</text:p>
          </table:table-cell>
          <table:table-cell table:style-name="ce3" office:value-type="float" office:value="29.1866" calcext:value-type="float">
            <text:p>29.1866</text:p>
          </table:table-cell>
          <table:table-cell table:style-name="ce3" office:value-type="float" office:value="9.9698" calcext:value-type="float">
            <text:p>9.9698</text:p>
          </table:table-cell>
          <table:table-cell table:style-name="ce3" office:value-type="float" office:value="6.0606" calcext:value-type="float">
            <text:p>6.0606</text:p>
          </table:table-cell>
          <table:table-cell table:style-name="ce3" office:value-type="float" office:value="6.1503" calcext:value-type="float">
            <text:p>6.1503</text:p>
          </table:table-cell>
          <table:table-cell table:style-name="ce3" office:value-type="float" office:value="4.4444" calcext:value-type="float">
            <text:p>4.4444</text:p>
          </table:table-cell>
          <table:table-cell table:style-name="ce3" office:value-type="float" office:value="1.3699" calcext:value-type="float">
            <text:p>1.3699</text:p>
          </table:table-cell>
          <table:table-cell table:style-name="ce3" office:value-type="float" office:value="5.5804" calcext:value-type="float">
            <text:p>5.5804</text:p>
          </table:table-cell>
          <table:table-cell table:style-name="ce3" office:value-type="float" office:value="3.7736" calcext:value-type="float">
            <text:p>3.7736</text:p>
          </table:table-cell>
          <table:table-cell table:style-name="ce3" office:value-type="float" office:value="4.2339" calcext:value-type="float">
            <text:p>4.2339</text:p>
          </table:table-cell>
          <table:table-cell table:style-name="ce3" office:value-type="float" office:value="8.929" calcext:value-type="float">
            <text:p>8.929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Comb. Beacons</text:p>
          </table:table-cell>
          <table:table-cell table:style-name="ce4" office:value-type="string" calcext:value-type="string">
            <text:p>7,9,10,11</text:p>
          </table:table-cell>
          <table:table-cell table:style-name="ce4" table:number-columns-repeated="10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K = 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 Global</text:p>
          </table:table-cell>
          <table:table-cell office:value-type="float" office:value="11.6768" calcext:value-type="float">
            <text:p>11.67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1"/>
        </table:table-row>
        <table:table-row table:style-name="ro1">
          <table:table-cell table:style-name="ce3" office:value-type="float" office:value="6.9536" calcext:value-type="float">
            <text:p>6.9536</text:p>
          </table:table-cell>
          <table:table-cell table:style-name="ce3" office:value-type="float" office:value="8.2569" calcext:value-type="float">
            <text:p>8.2569</text:p>
          </table:table-cell>
          <table:table-cell table:style-name="ce3" office:value-type="float" office:value="20.8232" calcext:value-type="float">
            <text:p>20.8232</text:p>
          </table:table-cell>
          <table:table-cell table:style-name="ce3" office:value-type="float" office:value="30.2395" calcext:value-type="float">
            <text:p>30.2395</text:p>
          </table:table-cell>
          <table:table-cell table:style-name="ce3" office:value-type="float" office:value="9.7765" calcext:value-type="float">
            <text:p>9.7765</text:p>
          </table:table-cell>
          <table:table-cell table:style-name="ce3" office:value-type="float" office:value="6.772" calcext:value-type="float">
            <text:p>6.772</text:p>
          </table:table-cell>
          <table:table-cell table:style-name="ce3" office:value-type="float" office:value="12.8866" calcext:value-type="float">
            <text:p>12.8866</text:p>
          </table:table-cell>
          <table:table-cell table:style-name="ce3" office:value-type="float" office:value="4.6667" calcext:value-type="float">
            <text:p>4.6667</text:p>
          </table:table-cell>
          <table:table-cell table:style-name="ce3" office:value-type="float" office:value="12.8458" calcext:value-type="float">
            <text:p>12.8458</text:p>
          </table:table-cell>
          <table:table-cell table:style-name="ce3" office:value-type="float" office:value="13.012" calcext:value-type="float">
            <text:p>13.012</text:p>
          </table:table-cell>
          <table:table-cell table:style-name="ce3" office:value-type="float" office:value="14.4016" calcext:value-type="float">
            <text:p>14.4016</text:p>
          </table:table-cell>
          <table:table-cell table:style-name="ce3" office:value-type="float" office:value="1.9417" calcext:value-type="float">
            <text:p>1.9417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K = 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 Global</text:p>
          </table:table-cell>
          <table:table-cell office:value-type="float" office:value="10.5455" calcext:value-type="float">
            <text:p>10.54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1"/>
        </table:table-row>
        <table:table-row table:style-name="ro1">
          <table:table-cell table:style-name="ce3" office:value-type="float" office:value="19.485" calcext:value-type="float">
            <text:p>19.485</text:p>
          </table:table-cell>
          <table:table-cell table:style-name="ce3" office:value-type="float" office:value="27.7273" calcext:value-type="float">
            <text:p>27.7273</text:p>
          </table:table-cell>
          <table:table-cell table:style-name="ce3" office:value-type="float" office:value="25.495" calcext:value-type="float">
            <text:p>25.495</text:p>
          </table:table-cell>
          <table:table-cell table:style-name="ce3" office:value-type="float" office:value="29.8246" calcext:value-type="float">
            <text:p>29.8246</text:p>
          </table:table-cell>
          <table:table-cell table:style-name="ce3" office:value-type="float" office:value="11.2532" calcext:value-type="float">
            <text:p>11.2532</text:p>
          </table:table-cell>
          <table:table-cell table:style-name="ce3" office:value-type="float" office:value="4.8421" calcext:value-type="float">
            <text:p>4.8421</text:p>
          </table:table-cell>
          <table:table-cell table:style-name="ce3" office:value-type="float" office:value="6.7164" calcext:value-type="float">
            <text:p>6.7164</text:p>
          </table:table-cell>
          <table:table-cell table:style-name="ce3" office:value-type="float" office:value="4.1262" calcext:value-type="float">
            <text:p>4.1262</text:p>
          </table:table-cell>
          <table:table-cell table:style-name="ce3" office:value-type="float" office:value="3.6468" calcext:value-type="float">
            <text:p>3.6468</text:p>
          </table:table-cell>
          <table:table-cell table:style-name="ce3" office:value-type="float" office:value="0.2398" calcext:value-type="float">
            <text:p>0.2398</text:p>
          </table:table-cell>
          <table:table-cell table:style-name="ce3" office:value-type="float" office:value="2.4123" calcext:value-type="float">
            <text:p>2.412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K = 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 Global</text:p>
          </table:table-cell>
          <table:table-cell office:value-type="float" office:value="10.9293" calcext:value-type="float">
            <text:p>10.92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1"/>
        </table:table-row>
        <table:table-row table:style-name="ro1">
          <table:table-cell table:style-name="ce3" office:value-type="float" office:value="19.6491" calcext:value-type="float">
            <text:p>19.6491</text:p>
          </table:table-cell>
          <table:table-cell table:style-name="ce3" office:value-type="float" office:value="23.8512" calcext:value-type="float">
            <text:p>23.8512</text:p>
          </table:table-cell>
          <table:table-cell table:style-name="ce3" office:value-type="float" office:value="33.4197" calcext:value-type="float">
            <text:p>33.4197</text:p>
          </table:table-cell>
          <table:table-cell table:style-name="ce3" office:value-type="float" office:value="26.935" calcext:value-type="float">
            <text:p>26.935</text:p>
          </table:table-cell>
          <table:table-cell table:style-name="ce3" office:value-type="float" office:value="5.3824" calcext:value-type="float">
            <text:p>5.3824</text:p>
          </table:table-cell>
          <table:table-cell table:style-name="ce3" office:value-type="float" office:value="5.6485" calcext:value-type="float">
            <text:p>5.6485</text:p>
          </table:table-cell>
          <table:table-cell table:style-name="ce3" office:value-type="float" office:value="4.3981" calcext:value-type="float">
            <text:p>4.3981</text:p>
          </table:table-cell>
          <table:table-cell table:style-name="ce3" office:value-type="float" office:value="0.4587" calcext:value-type="float">
            <text:p>0.4587</text:p>
          </table:table-cell>
          <table:table-cell table:style-name="ce3" office:value-type="float" office:value="6.5708" calcext:value-type="float">
            <text:p>6.5708</text:p>
          </table:table-cell>
          <table:table-cell table:style-name="ce3" office:value-type="float" office:value="5.7554" calcext:value-type="float">
            <text:p>5.7554</text:p>
          </table:table-cell>
          <table:table-cell table:style-name="ce3" office:value-type="float" office:value="7.6132" calcext:value-type="float">
            <text:p>7.613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Comb. Beacons</text:p>
          </table:table-cell>
          <table:table-cell table:style-name="ce4" office:value-type="string" calcext:value-type="string">
            <text:p>7,8,10,11</text:p>
          </table:table-cell>
          <table:table-cell table:style-name="ce4" table:number-columns-repeated="10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K = 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 Global</text:p>
          </table:table-cell>
          <table:table-cell office:value-type="float" office:value="13.8384" calcext:value-type="float">
            <text:p>13.83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1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31.3929" calcext:value-type="float">
            <text:p>31.3929</text:p>
          </table:table-cell>
          <table:table-cell table:style-name="ce3" office:value-type="float" office:value="26.8421" calcext:value-type="float">
            <text:p>26.8421</text:p>
          </table:table-cell>
          <table:table-cell table:style-name="ce3" office:value-type="float" office:value="24.9307" calcext:value-type="float">
            <text:p>24.9307</text:p>
          </table:table-cell>
          <table:table-cell table:style-name="ce3" office:value-type="float" office:value="6.0209" calcext:value-type="float">
            <text:p>6.0209</text:p>
          </table:table-cell>
          <table:table-cell table:style-name="ce3" office:value-type="float" office:value="13.3183" calcext:value-type="float">
            <text:p>13.3183</text:p>
          </table:table-cell>
          <table:table-cell table:style-name="ce3" office:value-type="float" office:value="8.3784" calcext:value-type="float">
            <text:p>8.3784</text:p>
          </table:table-cell>
          <table:table-cell table:style-name="ce3" office:value-type="float" office:value="8.2742" calcext:value-type="float">
            <text:p>8.2742</text:p>
          </table:table-cell>
          <table:table-cell table:style-name="ce3" office:value-type="float" office:value="16.4683" calcext:value-type="float">
            <text:p>16.4683</text:p>
          </table:table-cell>
          <table:table-cell table:style-name="ce3" office:value-type="float" office:value="8.9776" calcext:value-type="float">
            <text:p>8.9776</text:p>
          </table:table-cell>
          <table:table-cell table:style-name="ce3" office:value-type="float" office:value="12.0155" calcext:value-type="float">
            <text:p>12.0155</text:p>
          </table:table-cell>
          <table:table-cell table:style-name="ce3" office:value-type="float" office:value="3.1863" calcext:value-type="float">
            <text:p>3.1863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K = 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 Global</text:p>
          </table:table-cell>
          <table:table-cell office:value-type="float" office:value="11.8182" calcext:value-type="float">
            <text:p>11.81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1"/>
        </table:table-row>
        <table:table-row table:style-name="ro1">
          <table:table-cell table:style-name="ce3" office:value-type="float" office:value="9.7902" calcext:value-type="float">
            <text:p>9.7902</text:p>
          </table:table-cell>
          <table:table-cell table:style-name="ce3" office:value-type="float" office:value="46.1707" calcext:value-type="float">
            <text:p>46.1707</text:p>
          </table:table-cell>
          <table:table-cell table:style-name="ce3" office:value-type="float" office:value="33.9241" calcext:value-type="float">
            <text:p>33.9241</text:p>
          </table:table-cell>
          <table:table-cell table:style-name="ce3" office:value-type="float" office:value="14.7239" calcext:value-type="float">
            <text:p>14.7239</text:p>
          </table:table-cell>
          <table:table-cell table:style-name="ce3" office:value-type="float" office:value="6.117" calcext:value-type="float">
            <text:p>6.117</text:p>
          </table:table-cell>
          <table:table-cell table:style-name="ce3" office:value-type="float" office:value="9.199" calcext:value-type="float">
            <text:p>9.199</text:p>
          </table:table-cell>
          <table:table-cell table:style-name="ce3" office:value-type="float" office:value="8.8608" calcext:value-type="float">
            <text:p>8.8608</text:p>
          </table:table-cell>
          <table:table-cell table:style-name="ce3" office:value-type="float" office:value="1.956" calcext:value-type="float">
            <text:p>1.956</text:p>
          </table:table-cell>
          <table:table-cell table:style-name="ce3" office:value-type="float" office:value="4.7035" calcext:value-type="float">
            <text:p>4.7035</text:p>
          </table:table-cell>
          <table:table-cell table:style-name="ce3" office:value-type="float" office:value="4.7506" calcext:value-type="float">
            <text:p>4.7506</text:p>
          </table:table-cell>
          <table:table-cell table:style-name="ce3" office:value-type="float" office:value="2.8736" calcext:value-type="float">
            <text:p>2.873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K = 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 Global</text:p>
          </table:table-cell>
          <table:table-cell office:value-type="float" office:value="11.7576" calcext:value-type="float">
            <text:p>11.75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1"/>
        </table:table-row>
        <table:table-row table:style-name="ro1">
          <table:table-cell table:style-name="ce3" office:value-type="float" office:value="20.922" calcext:value-type="float">
            <text:p>20.922</text:p>
          </table:table-cell>
          <table:table-cell table:style-name="ce3" office:value-type="float" office:value="40.4867" calcext:value-type="float">
            <text:p>40.4867</text:p>
          </table:table-cell>
          <table:table-cell table:style-name="ce3" office:value-type="float" office:value="32.1053" calcext:value-type="float">
            <text:p>32.1053</text:p>
          </table:table-cell>
          <table:table-cell table:style-name="ce3" office:value-type="float" office:value="10.6383" calcext:value-type="float">
            <text:p>10.6383</text:p>
          </table:table-cell>
          <table:table-cell table:style-name="ce3" office:value-type="float" office:value="3.5264" calcext:value-type="float">
            <text:p>3.5264</text:p>
          </table:table-cell>
          <table:table-cell table:style-name="ce3" office:value-type="float" office:value="6.5359" calcext:value-type="float">
            <text:p>6.5359</text:p>
          </table:table-cell>
          <table:table-cell table:style-name="ce3" office:value-type="float" office:value="7.9365" calcext:value-type="float">
            <text:p>7.9365</text:p>
          </table:table-cell>
          <table:table-cell table:style-name="ce3" office:value-type="float" office:value="8.5213" calcext:value-type="float">
            <text:p>8.5213</text:p>
          </table:table-cell>
          <table:table-cell table:style-name="ce3" office:value-type="float" office:value="5.1756" calcext:value-type="float">
            <text:p>5.1756</text:p>
          </table:table-cell>
          <table:table-cell table:style-name="ce3" office:value-type="float" office:value="4.2316" calcext:value-type="float">
            <text:p>4.2316</text:p>
          </table:table-cell>
          <table:table-cell table:style-name="ce3" office:value-type="float" office:value="4.1754" calcext:value-type="float">
            <text:p>4.1754</text:p>
          </table:table-cell>
          <table:table-cell table:style-name="ce3" office:value-type="float" office:value="1.9753" calcext:value-type="float">
            <text:p>1.9753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Comb. Beacons</text:p>
          </table:table-cell>
          <table:table-cell table:style-name="ce4" office:value-type="string" calcext:value-type="string">
            <text:p>7,8,9,11</text:p>
          </table:table-cell>
          <table:table-cell table:style-name="ce4" table:number-columns-repeated="10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K = 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 Global</text:p>
          </table:table-cell>
          <table:table-cell office:value-type="float" office:value="14.202" calcext:value-type="float">
            <text:p>14.2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1"/>
        </table:table-row>
        <table:table-row table:style-name="ro1">
          <table:table-cell table:style-name="ce3" office:value-type="float" office:value="12.6354" calcext:value-type="float">
            <text:p>12.6354</text:p>
          </table:table-cell>
          <table:table-cell table:style-name="ce3" office:value-type="float" office:value="24.0185" calcext:value-type="float">
            <text:p>24.0185</text:p>
          </table:table-cell>
          <table:table-cell table:style-name="ce3" office:value-type="float" office:value="23.5294" calcext:value-type="float">
            <text:p>23.5294</text:p>
          </table:table-cell>
          <table:table-cell table:style-name="ce3" office:value-type="float" office:value="19.0332" calcext:value-type="float">
            <text:p>19.0332</text:p>
          </table:table-cell>
          <table:table-cell table:style-name="ce3" office:value-type="float" office:value="6.8627" calcext:value-type="float">
            <text:p>6.8627</text:p>
          </table:table-cell>
          <table:table-cell table:style-name="ce3" office:value-type="float" office:value="15.0901" calcext:value-type="float">
            <text:p>15.0901</text:p>
          </table:table-cell>
          <table:table-cell table:style-name="ce3" office:value-type="float" office:value="11.5282" calcext:value-type="float">
            <text:p>11.5282</text:p>
          </table:table-cell>
          <table:table-cell table:style-name="ce3" office:value-type="float" office:value="4.8193" calcext:value-type="float">
            <text:p>4.819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.058" calcext:value-type="float">
            <text:p>25.058</text:p>
          </table:table-cell>
          <table:table-cell table:style-name="ce3" office:value-type="float" office:value="10.241" calcext:value-type="float">
            <text:p>10.241</text:p>
          </table:table-cell>
          <table:table-cell table:style-name="ce3" office:value-type="float" office:value="2.6895" calcext:value-type="float">
            <text:p>2.689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K = 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 Global</text:p>
          </table:table-cell>
          <table:table-cell office:value-type="float" office:value="12.8283" calcext:value-type="float">
            <text:p>12.82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1"/>
        </table:table-row>
        <table:table-row table:style-name="ro1">
          <table:table-cell table:style-name="ce3" office:value-type="float" office:value="27.0175" calcext:value-type="float">
            <text:p>27.0175</text:p>
          </table:table-cell>
          <table:table-cell table:style-name="ce3" office:value-type="float" office:value="36.6071" calcext:value-type="float">
            <text:p>36.6071</text:p>
          </table:table-cell>
          <table:table-cell table:style-name="ce3" office:value-type="float" office:value="31.3364" calcext:value-type="float">
            <text:p>31.3364</text:p>
          </table:table-cell>
          <table:table-cell table:style-name="ce3" office:value-type="float" office:value="27.5229" calcext:value-type="float">
            <text:p>27.5229</text:p>
          </table:table-cell>
          <table:table-cell table:style-name="ce3" office:value-type="float" office:value="6.5753" calcext:value-type="float">
            <text:p>6.5753</text:p>
          </table:table-cell>
          <table:table-cell table:style-name="ce3" office:value-type="float" office:value="6.6667" calcext:value-type="float">
            <text:p>6.6667</text:p>
          </table:table-cell>
          <table:table-cell table:style-name="ce3" office:value-type="float" office:value="3.9683" calcext:value-type="float">
            <text:p>3.9683</text:p>
          </table:table-cell>
          <table:table-cell table:style-name="ce3" office:value-type="float" office:value="1.373" calcext:value-type="float">
            <text:p>1.373</text:p>
          </table:table-cell>
          <table:table-cell table:style-name="ce3" office:value-type="float" office:value="9.2784" calcext:value-type="float">
            <text:p>9.2784</text:p>
          </table:table-cell>
          <table:table-cell table:style-name="ce3" office:value-type="float" office:value="10.1617" calcext:value-type="float">
            <text:p>10.1617</text:p>
          </table:table-cell>
          <table:table-cell table:style-name="ce3" office:value-type="float" office:value="1.2024" calcext:value-type="float">
            <text:p>1.2024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K = 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 Global</text:p>
          </table:table-cell>
          <table:table-cell office:value-type="float" office:value="12.7879" calcext:value-type="float">
            <text:p>12.78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1"/>
        </table:table-row>
        <table:table-row table:style-name="ro1">
          <table:table-cell table:style-name="ce3" office:value-type="float" office:value="27.9245" calcext:value-type="float">
            <text:p>27.9245</text:p>
          </table:table-cell>
          <table:table-cell table:style-name="ce3" office:value-type="float" office:value="37.2881" calcext:value-type="float">
            <text:p>37.2881</text:p>
          </table:table-cell>
          <table:table-cell table:style-name="ce3" office:value-type="float" office:value="22.7818" calcext:value-type="float">
            <text:p>22.7818</text:p>
          </table:table-cell>
          <table:table-cell table:style-name="ce3" office:value-type="float" office:value="18.0428" calcext:value-type="float">
            <text:p>18.0428</text:p>
          </table:table-cell>
          <table:table-cell table:style-name="ce3" office:value-type="float" office:value="3.5533" calcext:value-type="float">
            <text:p>3.5533</text:p>
          </table:table-cell>
          <table:table-cell table:style-name="ce3" office:value-type="float" office:value="9.0293" calcext:value-type="float">
            <text:p>9.0293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4.6005" calcext:value-type="float">
            <text:p>4.6005</text:p>
          </table:table-cell>
          <table:table-cell table:style-name="ce3" office:value-type="float" office:value="16.1616" calcext:value-type="float">
            <text:p>16.1616</text:p>
          </table:table-cell>
          <table:table-cell table:style-name="ce3" office:value-type="float" office:value="16.7476" calcext:value-type="float">
            <text:p>16.7476</text:p>
          </table:table-cell>
          <table:table-cell table:style-name="ce3" office:value-type="float" office:value="1.6886" calcext:value-type="float">
            <text:p>1.6886</text:p>
          </table:table-cell>
          <table:table-cell table:style-name="ce3" office:value-type="float" office:value="0.4566" calcext:value-type="float">
            <text:p>0.4566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Comb. Beacons</text:p>
          </table:table-cell>
          <table:table-cell table:style-name="ce4" office:value-type="string" calcext:value-type="string">
            <text:p>7,8,9,10</text:p>
          </table:table-cell>
          <table:table-cell table:style-name="ce4" table:number-columns-repeated="10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K = 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 Global</text:p>
          </table:table-cell>
          <table:table-cell office:value-type="float" office:value="13.1717" calcext:value-type="float">
            <text:p>13.17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1"/>
        </table:table-row>
        <table:table-row table:style-name="ro1">
          <table:table-cell table:style-name="ce3" office:value-type="float" office:value="5.0542" calcext:value-type="float">
            <text:p>5.0542</text:p>
          </table:table-cell>
          <table:table-cell table:style-name="ce3" office:value-type="float" office:value="23.431" calcext:value-type="float">
            <text:p>23.431</text:p>
          </table:table-cell>
          <table:table-cell table:style-name="ce3" office:value-type="float" office:value="31.4904" calcext:value-type="float">
            <text:p>31.4904</text:p>
          </table:table-cell>
          <table:table-cell table:style-name="ce3" office:value-type="float" office:value="22.7273" calcext:value-type="float">
            <text:p>22.7273</text:p>
          </table:table-cell>
          <table:table-cell table:style-name="ce3" office:value-type="float" office:value="5.7789" calcext:value-type="float">
            <text:p>5.7789</text:p>
          </table:table-cell>
          <table:table-cell table:style-name="ce3" office:value-type="float" office:value="6.3918" calcext:value-type="float">
            <text:p>6.3918</text:p>
          </table:table-cell>
          <table:table-cell table:style-name="ce3" office:value-type="float" office:value="13.2231" calcext:value-type="float">
            <text:p>13.2231</text:p>
          </table:table-cell>
          <table:table-cell table:style-name="ce3" office:value-type="float" office:value="7.3298" calcext:value-type="float">
            <text:p>7.3298</text:p>
          </table:table-cell>
          <table:table-cell table:style-name="ce3" office:value-type="float" office:value="11.7647" calcext:value-type="float">
            <text:p>11.7647</text:p>
          </table:table-cell>
          <table:table-cell table:style-name="ce3" office:value-type="float" office:value="14.8615" calcext:value-type="float">
            <text:p>14.8615</text:p>
          </table:table-cell>
          <table:table-cell table:style-name="ce3" office:value-type="float" office:value="12.7349" calcext:value-type="float">
            <text:p>12.7349</text:p>
          </table:table-cell>
          <table:table-cell table:style-name="ce3" office:value-type="float" office:value="1.2107" calcext:value-type="float">
            <text:p>1.2107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K = 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 Global</text:p>
          </table:table-cell>
          <table:table-cell office:value-type="float" office:value="12.2828" calcext:value-type="float">
            <text:p>12.28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1"/>
        </table:table-row>
        <table:table-row table:style-name="ro1">
          <table:table-cell table:style-name="ce3" office:value-type="float" office:value="24.1135" calcext:value-type="float">
            <text:p>24.1135</text:p>
          </table:table-cell>
          <table:table-cell table:style-name="ce3" office:value-type="float" office:value="44.8198" calcext:value-type="float">
            <text:p>44.8198</text:p>
          </table:table-cell>
          <table:table-cell table:style-name="ce3" office:value-type="float" office:value="32.3185" calcext:value-type="float">
            <text:p>32.3185</text:p>
          </table:table-cell>
          <table:table-cell table:style-name="ce3" office:value-type="float" office:value="20.4545" calcext:value-type="float">
            <text:p>20.4545</text:p>
          </table:table-cell>
          <table:table-cell table:style-name="ce3" office:value-type="float" office:value="6.4935" calcext:value-type="float">
            <text:p>6.4935</text:p>
          </table:table-cell>
          <table:table-cell table:style-name="ce3" office:value-type="float" office:value="2.0877" calcext:value-type="float">
            <text:p>2.0877</text:p>
          </table:table-cell>
          <table:table-cell table:style-name="ce3" office:value-type="float" office:value="8.2051" calcext:value-type="float">
            <text:p>8.2051</text:p>
          </table:table-cell>
          <table:table-cell table:style-name="ce3" office:value-type="float" office:value="5.5276" calcext:value-type="float">
            <text:p>5.5276</text:p>
          </table:table-cell>
          <table:table-cell table:style-name="ce3" office:value-type="float" office:value="7.362" calcext:value-type="float">
            <text:p>7.362</text:p>
          </table:table-cell>
          <table:table-cell table:style-name="ce3" office:value-type="float" office:value="2.8302" calcext:value-type="float">
            <text:p>2.8302</text:p>
          </table:table-cell>
          <table:table-cell table:style-name="ce3" office:value-type="float" office:value="0.6061" calcext:value-type="float">
            <text:p>0.606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K = 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 Global</text:p>
          </table:table-cell>
          <table:table-cell office:value-type="float" office:value="12.6465" calcext:value-type="float">
            <text:p>12.64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1"/>
        </table:table-row>
        <table:table-row table:style-name="ro1">
          <table:table-cell table:style-name="ce3" office:value-type="float" office:value="18.7117" calcext:value-type="float">
            <text:p>18.7117</text:p>
          </table:table-cell>
          <table:table-cell table:style-name="ce3" office:value-type="float" office:value="36.9565" calcext:value-type="float">
            <text:p>36.9565</text:p>
          </table:table-cell>
          <table:table-cell table:style-name="ce3" office:value-type="float" office:value="30.3828" calcext:value-type="float">
            <text:p>30.3828</text:p>
          </table:table-cell>
          <table:table-cell table:style-name="ce3" office:value-type="float" office:value="20.3077" calcext:value-type="float">
            <text:p>20.3077</text:p>
          </table:table-cell>
          <table:table-cell table:style-name="ce3" office:value-type="float" office:value="3.3766" calcext:value-type="float">
            <text:p>3.3766</text:p>
          </table:table-cell>
          <table:table-cell table:style-name="ce3" office:value-type="float" office:value="6.9565" calcext:value-type="float">
            <text:p>6.9565</text:p>
          </table:table-cell>
          <table:table-cell table:style-name="ce3" office:value-type="float" office:value="7.732" calcext:value-type="float">
            <text:p>7.732</text:p>
          </table:table-cell>
          <table:table-cell table:style-name="ce3" office:value-type="float" office:value="1.7812" calcext:value-type="float">
            <text:p>1.7812</text:p>
          </table:table-cell>
          <table:table-cell table:style-name="ce3" office:value-type="float" office:value="11.9048" calcext:value-type="float">
            <text:p>11.9048</text:p>
          </table:table-cell>
          <table:table-cell table:style-name="ce3" office:value-type="float" office:value="8.8384" calcext:value-type="float">
            <text:p>8.8384</text:p>
          </table:table-cell>
          <table:table-cell table:style-name="ce3" office:value-type="float" office:value="3.7113" calcext:value-type="float">
            <text:p>3.7113</text:p>
          </table:table-cell>
          <table:table-cell table:style-name="ce3" office:value-type="float" office:value="1.7073" calcext:value-type="float">
            <text:p>1.7073</text:p>
          </table:table-cell>
        </table:table-row>
      </table:table>
      <table:table table:name="Zona 2 - Tx 0x07" table:style-name="ta1">
        <table:table-column table:style-name="co2" table:default-cell-style-name="ce1"/>
        <table:table-column table:style-name="co2" table:number-columns-repeated="14" table:default-cell-style-name="Default"/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Comb. Beacons</text:p>
          </table:table-cell>
          <table:table-cell table:style-name="ce4" office:value-type="string" calcext:value-type="string">
            <text:p>7,8,9,10,11</text:p>
          </table:table-cell>
          <table:table-cell table:style-name="ce4" table:number-columns-repeated="10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K = 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Global</text:p>
          </table:table-cell>
          <table:table-cell office:value-type="float" office:value="15.2125" calcext:value-type="float">
            <text:p>15.21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4"/>
        </table:table-row>
        <table:table-row table:style-name="ro1">
          <table:table-cell table:style-name="ce3" office:value-type="float" office:value="17.2414" calcext:value-type="float">
            <text:p>17.2414</text:p>
          </table:table-cell>
          <table:table-cell table:style-name="ce3" office:value-type="float" office:value="10.5263" calcext:value-type="float">
            <text:p>10.5263</text:p>
          </table:table-cell>
          <table:table-cell table:style-name="ce3" office:value-type="float" office:value="29.8246" calcext:value-type="float">
            <text:p>29.8246</text:p>
          </table:table-cell>
          <table:table-cell table:style-name="ce3" office:value-type="float" office:value="5.2632" calcext:value-type="float">
            <text:p>5.2632</text:p>
          </table:table-cell>
          <table:table-cell table:style-name="ce3" office:value-type="float" office:value="15.7895" calcext:value-type="float">
            <text:p>15.7895</text:p>
          </table:table-cell>
          <table:table-cell table:style-name="ce3" office:value-type="float" office:value="22.4138" calcext:value-type="float">
            <text:p>22.4138</text:p>
          </table:table-cell>
          <table:table-cell table:style-name="ce3" office:value-type="float" office:value="10.1695" calcext:value-type="float">
            <text:p>10.1695</text:p>
          </table:table-cell>
          <table:table-cell table:style-name="ce3" office:value-type="float" office:value="10.5263" calcext:value-type="float">
            <text:p>10.5263</text:p>
          </table:table-cell>
          <table:table-cell table:style-name="ce3" office:value-type="float" office:value="5.7471" calcext:value-type="float">
            <text:p>5.7471</text:p>
          </table:table-cell>
          <table:table-cell table:style-name="ce3" office:value-type="float" office:value="6.8966" calcext:value-type="float">
            <text:p>6.8966</text:p>
          </table:table-cell>
          <table:table-cell table:style-name="ce3" office:value-type="float" office:value="8.7719" calcext:value-type="float">
            <text:p>8.7719</text:p>
          </table:table-cell>
          <table:table-cell table:style-name="ce3" office:value-type="float" office:value="17.2414" calcext:value-type="float">
            <text:p>17.2414</text:p>
          </table:table-cell>
          <table:table-cell office:value-type="float" office:value="18.9655" calcext:value-type="float">
            <text:p>18.9655</text:p>
          </table:table-cell>
          <table:table-cell office:value-type="float" office:value="20.6897" calcext:value-type="float">
            <text:p>20.6897</text:p>
          </table:table-cell>
          <table:table-cell office:value-type="float" office:value="32.7586" calcext:value-type="float">
            <text:p>32.7586</text:p>
          </table:table-cell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K = 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Global</text:p>
          </table:table-cell>
          <table:table-cell office:value-type="float" office:value="15.4362" calcext:value-type="float">
            <text:p>15.43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4"/>
        </table:table-row>
        <table:table-row table:style-name="ro1">
          <table:table-cell table:style-name="ce3" office:value-type="float" office:value="20.6897" calcext:value-type="float">
            <text:p>20.6897</text:p>
          </table:table-cell>
          <table:table-cell table:style-name="ce3" office:value-type="float" office:value="19.2982" calcext:value-type="float">
            <text:p>19.2982</text:p>
          </table:table-cell>
          <table:table-cell table:style-name="ce3" office:value-type="float" office:value="33.3333" calcext:value-type="float">
            <text:p>33.3333</text:p>
          </table:table-cell>
          <table:table-cell table:number-columns-repeated="2" table:style-name="ce3" office:value-type="float" office:value="10.5263" calcext:value-type="float">
            <text:p>10.5263</text:p>
          </table:table-cell>
          <table:table-cell table:style-name="ce3" office:value-type="float" office:value="24.1379" calcext:value-type="float">
            <text:p>24.1379</text:p>
          </table:table-cell>
          <table:table-cell table:style-name="ce3" office:value-type="float" office:value="6.7797" calcext:value-type="float">
            <text:p>6.7797</text:p>
          </table:table-cell>
          <table:table-cell table:style-name="ce3" office:value-type="float" office:value="14.0351" calcext:value-type="float">
            <text:p>14.0351</text:p>
          </table:table-cell>
          <table:table-cell table:style-name="ce3" office:value-type="float" office:value="3.4483" calcext:value-type="float">
            <text:p>3.4483</text:p>
          </table:table-cell>
          <table:table-cell table:style-name="ce3" office:value-type="float" office:value="8.6207" calcext:value-type="float">
            <text:p>8.6207</text:p>
          </table:table-cell>
          <table:table-cell table:style-name="ce3" office:value-type="float" office:value="3.5088" calcext:value-type="float">
            <text:p>3.5088</text:p>
          </table:table-cell>
          <table:table-cell table:style-name="ce3" office:value-type="float" office:value="22.4138" calcext:value-type="float">
            <text:p>22.4138</text:p>
          </table:table-cell>
          <table:table-cell office:value-type="float" office:value="22.4138" calcext:value-type="float">
            <text:p>22.4138</text:p>
          </table:table-cell>
          <table:table-cell office:value-type="float" office:value="10.3448" calcext:value-type="float">
            <text:p>10.3448</text:p>
          </table:table-cell>
          <table:table-cell office:value-type="float" office:value="27.5862" calcext:value-type="float">
            <text:p>27.5862</text:p>
          </table:table-cell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K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Global</text:p>
          </table:table-cell>
          <table:table-cell office:value-type="float" office:value="16.1074" calcext:value-type="float">
            <text:p>16.10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4"/>
        </table:table-row>
        <table:table-row table:style-name="ro1">
          <table:table-cell table:style-name="ce3" office:value-type="float" office:value="22.4138" calcext:value-type="float">
            <text:p>22.4138</text:p>
          </table:table-cell>
          <table:table-cell table:style-name="ce3" office:value-type="float" office:value="19.2982" calcext:value-type="float">
            <text:p>19.2982</text:p>
          </table:table-cell>
          <table:table-cell table:style-name="ce3" office:value-type="float" office:value="45.614" calcext:value-type="float">
            <text:p>45.614</text:p>
          </table:table-cell>
          <table:table-cell table:style-name="ce3" office:value-type="float" office:value="10.5263" calcext:value-type="float">
            <text:p>10.5263</text:p>
          </table:table-cell>
          <table:table-cell table:style-name="ce3" office:value-type="float" office:value="7.0175" calcext:value-type="float">
            <text:p>7.0175</text:p>
          </table:table-cell>
          <table:table-cell table:style-name="ce3" office:value-type="float" office:value="22.4138" calcext:value-type="float">
            <text:p>22.4138</text:p>
          </table:table-cell>
          <table:table-cell table:style-name="ce3" office:value-type="float" office:value="6.7797" calcext:value-type="float">
            <text:p>6.7797</text:p>
          </table:table-cell>
          <table:table-cell table:style-name="ce3" office:value-type="float" office:value="14.0351" calcext:value-type="float">
            <text:p>14.0351</text:p>
          </table:table-cell>
          <table:table-cell table:style-name="ce3" office:value-type="float" office:value="2.2989" calcext:value-type="float">
            <text:p>2.2989</text:p>
          </table:table-cell>
          <table:table-cell table:style-name="ce3" office:value-type="float" office:value="6.8966" calcext:value-type="float">
            <text:p>6.8966</text:p>
          </table:table-cell>
          <table:table-cell table:style-name="ce3" office:value-type="float" office:value="5.2632" calcext:value-type="float">
            <text:p>5.2632</text:p>
          </table:table-cell>
          <table:table-cell table:style-name="ce3" office:value-type="float" office:value="27.5862" calcext:value-type="float">
            <text:p>27.5862</text:p>
          </table:table-cell>
          <table:table-cell office:value-type="float" office:value="22.4138" calcext:value-type="float">
            <text:p>22.4138</text:p>
          </table:table-cell>
          <table:table-cell office:value-type="float" office:value="17.2414" calcext:value-type="float">
            <text:p>17.2414</text:p>
          </table:table-cell>
          <table:table-cell office:value-type="float" office:value="18.9655" calcext:value-type="float">
            <text:p>18.9655</text:p>
          </table:table-cell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ce2" office:value-type="string" calcext:value-type="string">
            <text:p>Comb. Beacons</text:p>
          </table:table-cell>
          <table:table-cell table:style-name="ce4" office:value-type="string" calcext:value-type="string">
            <text:p>8,9,10,11</text:p>
          </table:table-cell>
          <table:table-cell table:style-name="ce4" table:number-columns-repeated="10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K = 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Glob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4"/>
        </table:table-row>
        <table:table-row table:style-name="ro1">
          <table:table-cell table:style-name="ce3" table:number-columns-repeated="1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K = 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Glob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4"/>
        </table:table-row>
        <table:table-row table:style-name="ro1">
          <table:table-cell table:style-name="ce3" table:number-columns-repeated="1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K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Glob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4"/>
        </table:table-row>
        <table:table-row table:style-name="ro1">
          <table:table-cell table:style-name="ce3" table:number-columns-repeated="1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ce2" office:value-type="string" calcext:value-type="string">
            <text:p>Comb. Beacons</text:p>
          </table:table-cell>
          <table:table-cell table:style-name="ce4" office:value-type="string" calcext:value-type="string">
            <text:p>7,9,10,11</text:p>
          </table:table-cell>
          <table:table-cell table:style-name="ce4" table:number-columns-repeated="10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K = 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Glob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4"/>
        </table:table-row>
        <table:table-row table:style-name="ro1">
          <table:table-cell table:style-name="ce3" table:number-columns-repeated="1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K = 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Glob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4"/>
        </table:table-row>
        <table:table-row table:style-name="ro1">
          <table:table-cell table:style-name="ce3" table:number-columns-repeated="1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K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Glob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4"/>
        </table:table-row>
        <table:table-row table:style-name="ro1">
          <table:table-cell table:style-name="ce3" table:number-columns-repeated="1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ce2" office:value-type="string" calcext:value-type="string">
            <text:p>Comb. Beacons</text:p>
          </table:table-cell>
          <table:table-cell table:style-name="ce4" office:value-type="string" calcext:value-type="string">
            <text:p>7,8,10,11</text:p>
          </table:table-cell>
          <table:table-cell table:style-name="ce4" table:number-columns-repeated="10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K = 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Glob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4"/>
        </table:table-row>
        <table:table-row table:style-name="ro1">
          <table:table-cell table:style-name="ce3" table:number-columns-repeated="1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K = 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Glob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4"/>
        </table:table-row>
        <table:table-row table:style-name="ro1">
          <table:table-cell table:style-name="ce3" table:number-columns-repeated="1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K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Glob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4"/>
        </table:table-row>
        <table:table-row table:style-name="ro1">
          <table:table-cell table:style-name="ce3" table:number-columns-repeated="1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ce2" office:value-type="string" calcext:value-type="string">
            <text:p>Comb. Beacons</text:p>
          </table:table-cell>
          <table:table-cell table:style-name="ce4" office:value-type="string" calcext:value-type="string">
            <text:p>7,8,9,11</text:p>
          </table:table-cell>
          <table:table-cell table:style-name="ce4" table:number-columns-repeated="10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K = 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Glob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4"/>
        </table:table-row>
        <table:table-row table:style-name="ro1">
          <table:table-cell table:style-name="ce3" table:number-columns-repeated="1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K = 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Glob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4"/>
        </table:table-row>
        <table:table-row table:style-name="ro1">
          <table:table-cell table:style-name="ce3" table:number-columns-repeated="1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K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Glob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4"/>
        </table:table-row>
        <table:table-row table:style-name="ro1">
          <table:table-cell table:style-name="ce3" table:number-columns-repeated="1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ce2" office:value-type="string" calcext:value-type="string">
            <text:p>Comb. Beacons</text:p>
          </table:table-cell>
          <table:table-cell table:style-name="ce4" office:value-type="string" calcext:value-type="string">
            <text:p>7,8,9,10</text:p>
          </table:table-cell>
          <table:table-cell table:style-name="ce4" table:number-columns-repeated="10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K = 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Glob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4"/>
        </table:table-row>
        <table:table-row table:style-name="ro1">
          <table:table-cell table:style-name="ce3" table:number-columns-repeated="1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K = 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Glob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4"/>
        </table:table-row>
        <table:table-row table:style-name="ro1">
          <table:table-cell table:style-name="ce3" table:number-columns-repeated="1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K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Glob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 Local</text:p>
          </table:table-cell>
          <table:table-cell table:number-columns-repeated="14"/>
        </table:table-row>
        <table:table-row table:style-name="ro1">
          <table:table-cell table:style-name="ce3" table:number-columns-repeated="1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21:06:13.836168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22:44:47.785535148</meta:creation-date>
    <dc:date>2017-03-21T21:47:45.036737620</dc:date>
    <meta:editing-duration>PT42M34S</meta:editing-duration>
    <meta:editing-cycles>8</meta:editing-cycles>
    <meta:generator>LibreOffice/5.1.6.2$Linux_X86_64 LibreOffice_project/10m0$Build-2</meta:generator>
    <meta:document-statistic meta:table-count="2" meta:cell-count="414" meta:object-count="0"/>
  </office:meta>
</office:document-meta>
</file>